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48920" officeooo:paragraph-rsid="0004892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ek 9/10</text:p>
      <text:p text:style-name="P1">* Using C and C++ in the same program.</text:p>
      <text:p text:style-name="Standard"><text:s text:c="2"/>C++ uses name mangling; C doesn't. <text:s/>Name mangling is necessary in order to</text:p>
      <text:p text:style-name="Standard"><text:s text:c="2"/>allow function overloading. <text:s/>Mangled names encode the formal parameters so</text:p>
      <text:p text:style-name="Standard"><text:s text:c="2"/>that the compiler can choose the right function based on the arguments.</text:p>
      <text:p text:style-name="Standard"><text:s text:c="2"/>In order for C++ to make calls to C functions or vice versa, it's necessary</text:p>
      <text:p text:style-name="Standard"><text:s text:c="2"/>to tell the C++ compiler not to mangle the names. <text:s/>We'll need this with any</text:p>
      <text:p text:style-name="Standard"><text:s text:c="2"/>functions that we wish to call in both C and C++. <text:s/>When compiling with a</text:p>
      <text:p text:style-name="Standard"><text:s text:c="2"/>C++ compiler, you tell the compiler to use a C calling convention (no name</text:p>
      <text:p text:style-name="Standard"><text:s text:c="2"/>mangling) by declaring the function 'extern "C"', or by putting the</text:p>
      <text:p text:style-name="Standard"><text:s text:c="2"/>declaration inside an 'extern "C"' block. <text:s/>Usually this is done with the</text:p>
      <text:p text:style-name="Standard"><text:s text:c="2"/>following construction:</text:p>
      <text:p text:style-name="Standard"/>
      <text:p text:style-name="Standard"><text:s text:c="4"/>#ifdef __cplusplus</text:p>
      <text:p text:style-name="Standard"><text:s text:c="4"/>exterrn "C" {</text:p>
      <text:p text:style-name="Standard"><text:s text:c="4"/>#endif</text:p>
      <text:p text:style-name="Standard"/>
      <text:p text:style-name="Standard"><text:s text:c="4"/>/* Prototypes of functions that you want to use in C and C++ */</text:p>
      <text:p text:style-name="Standard"/>
      <text:p text:style-name="Standard"><text:s text:c="4"/>#ifdef __cplusplus</text:p>
      <text:p text:style-name="Standard"><text:s text:c="4"/>}</text:p>
      <text:p text:style-name="Standard"><text:s text:c="4"/>#endif</text:p>
      <text:p text:style-name="Standard"/>
      <text:p text:style-name="Standard"><text:s text:c="2"/>C doesn't know anything about 'extern "C"', so the guards around this block</text:p>
      <text:p text:style-name="Standard"><text:s text:c="2"/>ensure that when you include this header in C code, that extra stuff is</text:p>
      <text:p text:style-name="Standard"><text:s text:c="2"/>stripped out by the preprocessor, but when used in C++ code, it remains.</text:p>
      <text:p text:style-name="P1">* String class example</text:p>
      <text:p text:style-name="Standard"><text:s text:c="2"/>In which we develop a string class, string229.</text:p>
      <text:p text:style-name="Standard"/>
      <text:p text:style-name="P1">* Overloading</text:p>
      <text:p text:style-name="Standard"><text:s text:c="2"/>Functions</text:p>
      <text:p text:style-name="Standard"><text:s text:c="4"/>Functions can have the same name, as long as they have different</text:p>
      <text:p text:style-name="Standard"><text:s text:c="4"/>formal parameters. <text:s/>Compiler figures out which one to call based on</text:p>
      <text:p text:style-name="Standard"><text:s text:c="4"/>actual parameters</text:p>
      <text:p text:style-name="Standard"><text:s text:c="2"/>Operators</text:p>
      <text:p text:style-name="Standard"><text:s text:c="4"/>Operators are overloaded by defining special "operator&lt;operator&gt;()"</text:p>
      <text:p text:style-name="Standard"><text:s text:c="4"/>functions, where &lt;operator&gt; is the actual operator, for instance,</text:p>
      <text:p text:style-name="Standard"><text:s text:c="4"/>overload the addition operator by defining operator+().</text:p>
      <text:p text:style-name="P1">* Classes</text:p>
      <text:p text:style-name="Standard"><text:s text:c="2"/>public</text:p>
      <text:p text:style-name="Standard"><text:s text:c="4"/>Anybody can see this field</text:p>
      <text:p text:style-name="Standard"><text:s text:c="2"/>private</text:p>
      <text:p text:style-name="Standard"><text:s text:c="4"/>Only members of this class can see it</text:p>
      <text:p text:style-name="Standard"><text:s text:c="2"/>protected</text:p>
      <text:p text:style-name="Standard"><text:s text:c="4"/>Only this class and subclasses can see it</text:p>
      <text:p text:style-name="Standard"><text:s text:c="2"/>friend</text:p>
      <text:p text:style-name="Standard"><text:s text:c="4"/>Your friends have full access to your privates.</text:p>
      <text:p text:style-name="P1">* Dynamic allocation</text:p>
      <text:p text:style-name="P1">** malloc and free</text:p>
      <text:p text:style-name="Standard"><text:s text:c="3"/>Just like in C: allocate memory and return it to the heap.</text:p>
      <text:p text:style-name="Standard"><text:s text:c="19"/>work fine on primitive things</text:p>
      <text:p text:style-name="Standard"><text:s text:c="19"/>Don't work on instances of classes</text:p>
      <text:p text:style-name="P1">** new and delete</text:p>
      <text:p text:style-name="Standard"><text:soft-page-break/><text:s text:c="3"/>new: Allocates storage like malloc, but calls the constructor</text:p>
      <text:p text:style-name="Standard"><text:s text:c="3"/>delete: calls the destructor before deleting</text:p>
      <text:p text:style-name="P1">* Destructors</text:p>
      <text:p text:style-name="Standard"><text:s text:c="2"/>Automatically called whenever an instance of a class leaves scope or when</text:p>
      <text:p text:style-name="Standard"><text:s text:c="2"/>we use the delete operator on a pointer to a class object.</text:p>
      <text:p text:style-name="P1">* String class example</text:p>
      <text:p text:style-name="Standard"><text:s text:c="2"/>In which we develop a string class, string229.</text:p>
      <text:p text:style-name="Standard"><text:s text:c="2"/>We're finally going to finish it today</text:p>
      <text:p text:style-name="Standard">* std::string</text:p>
      <text:p text:style-name="Standard"><text:s text:c="2"/>#include &lt;string&gt;</text:p>
      <text:p text:style-name="Standard"><text:s text:c="2"/>std::string s;</text:p>
      <text:p text:style-name="Standard"><text:s text:c="2"/>string s; /* if using namespace std; */</text:p>
      <text:p text:style-name="Standard">* Inheritance</text:p>
      <text:p text:style-name="Standard">* Useful C++ STL stuff</text:p>
      <text:p text:style-name="Standard">** ifstream</text:p>
      <text:p text:style-name="Standard"><text:s text:c="3"/>ifstream i;</text:p>
      <text:p text:style-name="Standard">*** peek()</text:p>
      <text:p text:style-name="Standard"><text:s text:c="4"/>i.peek();</text:p>
      <text:p text:style-name="Standard"><text:s text:c="4"/>Allows you to look at the next character (byte) in the stream without</text:p>
      <text:p text:style-name="Standard"><text:s text:c="4"/>removing it from the stream.</text:p>
      <text:p text:style-name="Standard">*** get()</text:p>
      <text:p text:style-name="Standard"><text:s text:c="4"/>Returns and consumes the next character in the stream.</text:p>
      <text:p text:style-name="Standard">*** getline()</text:p>
      <text:p text:style-name="Standard"><text:s text:c="4"/>Two getline()s in C++</text:p>
      <text:p text:style-name="Standard"><text:s text:c="4"/>std::istream::getline()</text:p>
      <text:p text:style-name="Standard"><text:s text:c="6"/>istream::getline(char *, int)</text:p>
      <text:p text:style-name="Standard"><text:s text:c="6"/>string has to be big enough</text:p>
      <text:p text:style-name="Standard"/>
      <text:p text:style-name="Standard"><text:s text:c="6"/>std::getline(cin, std::string &amp;)</text:p>
      <text:p text:style-name="Standard"><text:s text:c="6"/>uses a string object, which can grow.</text:p>
      <text:p text:style-name="Standard">*** operator&gt;&gt;()</text:p>
      <text:p text:style-name="Standard"><text:s text:c="4"/>Skips leading whitespace, then reads until the next whitespace.</text:p>
      <text:p text:style-name="Standard">** stringstream</text:p>
      <text:p text:style-name="Standard"><text:s text:c="3"/>Similar to Java's string builder. <text:s/>Let's you use &lt;&lt; to build strings. <text:s/>Use</text:p>
      <text:p text:style-name="Standard"><text:s text:c="6"/>str() to return a reference to a string.</text:p>
      <text:p text:style-name="Standard">** Containers</text:p>
      <text:p text:style-name="Standard">*** vector</text:p>
      <text:p text:style-name="Standard"><text:s text:c="4"/>Similar to Java ArrayLists.</text:p>
      <text:p text:style-name="Standard"><text:s text:c="4"/>Declare with templated (parametrized) type:</text:p>
      <text:p text:style-name="Standard"><text:s text:c="4"/>vector&lt;int&gt; v;</text:p>
      <text:p text:style-name="Standard">*** Iterators</text:p>
      <text:p text:style-name="Standard"><text:s text:c="4"/>inner class in a container or string:</text:p>
      <text:p text:style-name="Standard"><text:s text:c="4"/>vector&lt;int&gt;::iterator vi;</text:p>
      <text:p text:style-name="Standard"><text:s text:c="4"/>Initialize with begin(), iterate until end(), advance with ++, access</text:p>
      <text:p text:style-name="Standard"><text:s text:c="6"/>with *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/></text:p>
      <text:p text:style-name="Standard"><text:soft-page-break/><text:span text:style-name="T3">Week 11</text:span></text:p>
      <text:p text:style-name="Standard"/>
      <text:p text:style-name="P1">* More on references: representation</text:p>
      <text:p text:style-name="Standard"><text:s text:c="2"/>References are (almost) exactly pointers internally. <text:s/>They provide you with</text:p>
      <text:p text:style-name="Standard"><text:s text:c="2"/>"syntactic sugar" so that you don't have to use pointer syntax.</text:p>
      <text:p text:style-name="Standard"><text:s text:c="2"/>Convention: If you want to change a variable inside a function, pass it in</text:p>
      <text:p text:style-name="Standard"><text:s text:c="14"/>by address (pointer).</text:p>
      <text:p text:style-name="Standard"><text:s text:c="14"/>If you are not going to change it, pass it by constant reference.</text:p>
      <text:p text:style-name="P1">* Static members and methods</text:p>
      <text:p text:style-name="Standard"><text:s text:c="2"/>Like in C, a global static does not get external linkage from that</text:p>
      <text:p text:style-name="Standard"><text:s text:c="2"/>compilation unit</text:p>
      <text:p text:style-name="Standard"><text:s text:c="2"/>Static variables inside functions or methods also work exactly as in C.</text:p>
      <text:p text:style-name="Standard"><text:s text:c="2"/>A class variable declared static is accessible without an instance of the</text:p>
      <text:p text:style-name="Standard"><text:s text:c="2"/>class. <text:s/>Storage has to be created external to the class.</text:p>
      <text:p text:style-name="Standard"><text:s text:c="2"/>Static methods also may bbe called outside of an instance of the class.</text:p>
      <text:p text:style-name="Standard"/>
      <text:p text:style-name="P1">* More useful C++ STL stuff</text:p>
      <text:p text:style-name="P1">** Containers</text:p>
      <text:p text:style-name="P1">*** vector</text:p>
      <text:p text:style-name="Standard"><text:s text:c="4"/>Similar to Java ArrayLists.</text:p>
      <text:p text:style-name="Standard"><text:s text:c="4"/>Built in an array with dynamic resize.</text:p>
      <text:p text:style-name="Standard"><text:s text:c="4"/>add is O(1) when this is space. <text:s/>O(n) when we need to double. <text:s/>Amortized</text:p>
      <text:p text:style-name="Standard"><text:s text:c="4"/>O(1). <text:s/>O(1) indexing, O(n) insert at arbitrary index. <text:s/>Array semantics.</text:p>
      <text:p text:style-name="P1">*** list</text:p>
      <text:p text:style-name="Standard"><text:s text:c="4"/>Doubly linked</text:p>
      <text:p text:style-name="Standard"><text:s text:c="4"/>O(1) insert both ends, O(n) indexing</text:p>
      <text:p text:style-name="P1">*** stack</text:p>
      <text:p text:style-name="Standard"><text:s text:c="4"/>Implemented on a double-ended queue</text:p>
      <text:p text:style-name="Standard"><text:s text:c="4"/>Constant time performance on stack operations</text:p>
      <text:p text:style-name="P1">*** queue</text:p>
      <text:p text:style-name="Standard"><text:s text:c="4"/>Also implemented on a double-ended queue</text:p>
      <text:p text:style-name="Standard"><text:s text:c="4"/>Constant time performance on queue operations</text:p>
      <text:p text:style-name="P1">*** set</text:p>
      <text:p text:style-name="Standard"><text:s text:c="4"/>Contains unique elements in order</text:p>
      <text:p text:style-name="Standard"><text:s text:c="4"/>Implemented on binary search trees. (just about) everything is O(lg n)</text:p>
      <text:p text:style-name="P1">*** map</text:p>
      <text:p text:style-name="Standard"><text:s text:c="4"/>Associative array. <text:s/>Stores key/value pairs.</text:p>
      <text:p text:style-name="Standard"><text:s text:c="4"/>Also implemented on BSTs, so you get BST performance characteristics</text:p>
      <text:p text:style-name="P1">* Inheritance</text:p>
      <text:p text:style-name="Standard"><text:s text:c="2"/>Can inherit three different ways:</text:p>
      <text:p text:style-name="Standard"><text:s text:c="4"/>public</text:p>
      <text:p text:style-name="Standard"><text:s text:c="4"/>protected</text:p>
      <text:p text:style-name="Standard"><text:s text:c="4"/>private</text:p>
      <text:p text:style-name="P1">** virtual functions</text:p>
      <text:p text:style-name="P1">** pure virtual functions</text:p>
      <text:p text:style-name="P1">** casts</text:p>
      <text:p text:style-name="Standard"><text:s text:c="3"/>syntax (same for all 4):</text:p>
      <text:p text:style-name="Standard"><text:s text:c="3"/>dynamic_cast&lt;type to cast to&gt;(thing that you want to cast)</text:p>
      <text:p text:style-name="P1">*** dynamic_cast</text:p>
      <text:p text:style-name="Standard"><text:s text:c="4"/>Runtime cast</text:p>
      <text:p text:style-name="Standard"><text:s text:c="4"/>allows only casts between objects of related (polymorphic) types</text:p>
      <text:p text:style-name="Standard"><text:s text:c="4"/>returns NULL if the cast is invalid and a valid pointer if the cast</text:p>
      <text:p text:style-name="Standard"><text:s text:c="4"/>is good</text:p>
      <text:p text:style-name="P1"><text:soft-page-break/>*** static_cast</text:p>
      <text:p text:style-name="Standard"><text:s text:c="4"/>allows only casts between objects of related (polymorphic) types</text:p>
      <text:p text:style-name="P1">*** reinterpret_cast</text:p>
      <text:p text:style-name="Standard"><text:s text:c="4"/>cast anything to any other thing</text:p>
      <text:p text:style-name="P1">*** const_cast</text:p>
      <text:p text:style-name="Standard"><text:s text:c="4"/>Let's you cast const items to non-const and vice versa</text:p>
      <text:p text:style-name="P1">** typeid</text:p>
      <text:p text:style-name="Standard"><text:s text:c="3"/>runtime type checking</text:p>
      <text:p text:style-name="Standard"><text:s text:c="3"/>Returns an object of type std::type_info which implements a name() method.</text:p>
      <text:p text:style-name="Standard"><text:s text:c="3"/>Resolved at compile-time when possible.</text:p>
      <text:p text:style-name="P1">* Polymorphism and inheritance</text:p>
      <text:p text:style-name="P1">** Constructor calls</text:p>
      <text:p text:style-name="Standard"><text:s text:c="3"/>Base class's constructor is called first, and derived class last</text:p>
      <text:p text:style-name="Standard"><text:s text:c="3"/>destructors run in opposite order</text:p>
      <text:p text:style-name="P1">** Multiple inheritance</text:p>
      <text:p text:style-name="Standard"><text:s text:c="3"/>class derived : public base1, public base2...</text:p>
      <text:p text:style-name="P1">*** Diamond problem</text:p>
      <text:p text:style-name="Standard"><text:s text:c="4"/>The diamond problem refers to the ambiguity of the derivation of a type</text:p>
      <text:p text:style-name="Standard"><text:s text:c="4"/>which inherits a common ancestor from more than one direct ancestor. <text:s/>By</text:p>
      <text:p text:style-name="Standard"><text:s text:c="4"/>default, the derived type inherits an instance of the common ancestor</text:p>
      <text:p text:style-name="Standard"><text:s text:c="4"/>from each direct ancestor. <text:s/>Explicit scope resolution (using ::) is</text:p>
      <text:p text:style-name="Standard"><text:s text:c="4"/>required to disambiguate.</text:p>
      <text:p text:style-name="P1">*** Virtual inheritance</text:p>
      <text:p text:style-name="Standard"><text:s text:c="4"/>If derived types inherit virtually from a base, only one instance of the</text:p>
      <text:p text:style-name="Standard"><text:s text:c="4"/>base will be created. <text:s/>This seems to solve the diamond problem; however,</text:p>
      <text:p text:style-name="Standard"><text:s text:c="4"/>what if the derived classes require different configurations of the base</text:p>
      <text:p text:style-name="Standard"><text:s text:c="4"/>in order to work properly?</text:p>
      <text:p text:style-name="P1">** Virtual function tables</text:p>
      <text:p text:style-name="Standard"><text:s text:c="3"/>When an object is created, it gets a pointer to it's virtual function</text:p>
      <text:p text:style-name="Standard"><text:s text:c="3"/>table, or vtable. <text:s/>This allows the runtime to call the appropriate method</text:p>
      <text:p text:style-name="Standard"><text:s text:c="3"/>when the type is not know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Week 12</text:p>
      <text:p text:style-name="Standard"/>
      <text:p text:style-name="P1">* Templates</text:p>
      <text:p text:style-name="Standard"><text:s text:c="2"/>Templated types and methods are declared by prefacing their declaration</text:p>
      <text:p text:style-name="Standard"><text:s text:c="2"/>with "template &lt;class T&gt;", where T is a type variable, not a literal T.</text:p>
      <text:p text:style-name="Standard"><text:s text:c="2"/>The template declaration may have multiple type variables, seperated by</text:p>
      <text:p text:style-name="Standard"><text:s text:c="2"/>commas. <text:s/></text:p>
      <text:p text:style-name="Standard"><text:s text:c="2"/>T is then used in place of a type name in the definition. <text:s/>All operations</text:p>
      <text:p text:style-name="Standard"><text:s text:c="2"/>on items of type T must be defined, or the code will fail to compile.</text:p>
      <text:p text:style-name="Standard"><text:s text:c="2"/>Templates are generally written entirely within headers because the full</text:p>
      <text:p text:style-name="Standard"><text:s text:c="2"/>templated implementation is needed at compile time.</text:p>
      <text:p text:style-name="Standard"><text:s text:c="2"/>Both classes and functions may be templated</text:p>
      <text:p text:style-name="Standard"><text:s text:c="2"/>Templated functions may be specialized</text:p>
      <text:p text:style-name="P1">* Exceptions</text:p>
      <text:p text:style-name="Standard"><text:s text:c="2"/>There is an std::exception class. <text:s/>The STL throws exceptions of this type.</text:p>
      <text:p text:style-name="Standard"><text:s text:c="2"/>However, exceptions in C++ can be of any type. <text:s/>In order to catch it, you</text:p>
      <text:p text:style-name="Standard"><text:s text:c="2"/>must have a catch block which is looking for the appropriate type.</text:p>
      <text:p text:style-name="Standard"><text:s text:c="2"/>catch(...) can catch anything.</text:p>
      <text:p text:style-name="Standard"><text:s text:c="2"/>"throw;" (no arguments) in a catch block will rethrow a caught exception.</text:p>
      <text:p text:style-name="P1">** std::exception</text:p>
      <text:p text:style-name="Standard"><text:s text:c="3"/>implements "virtual const char *what() const throw()" which returns</text:p>
      <text:p text:style-name="Standard"><text:s text:c="3"/>a textual description of the exception.</text:p>
      <text:p text:style-name="Standard"><text:span text:style-name="T2">*** throw()</text:span> in function declaration means that the function doesn't throw</text:p>
      <text:p text:style-name="Standard"><text:s text:c="4"/>anything. <text:s/></text:p>
      <text:p text:style-name="Standard"><text:s text:c="4"/>throw(&lt;type&gt;) means it throws only &lt;type&gt;</text:p>
      <text:p text:style-name="Standard"><text:s text:c="4"/>No "throw()" means it can throw anything</text:p>
      <text:p text:style-name="Standard"/>
      <text:p text:style-name="Standard"/>
      <text:p text:style-name="Standard"><text:s text:c="4"/>int func(args); // can throw any type of exception</text:p>
      <text:p text:style-name="Standard"><text:s text:c="4"/>int func(args) throw (type); // It only throws exceptions of type type</text:p>
      <text:p text:style-name="Standard"><text:s text:c="4"/>int func(args) throw(); // Function will not throw an exception</text:p>
      <text:p text:style-name="Standard"><text:s text:c="4"/>int func(argc) noexcept; // Function will not throw an exception (C++11)</text:p>
      <text:p text:style-name="Standard"/>
      <text:p text:style-name="P1">* "function objects"</text:p>
      <text:p text:style-name="Standard"><text:s text:c="2"/>Objects that overload operator(). <text:s/>An instance of such objects can be</text:p>
      <text:p text:style-name="Standard"><text:s text:c="2"/>"called" by applying the operator. <text:s/>Example in algo.cpp.</text:p>
      <text:p text:style-name="P1">* &lt;algorithm&gt;</text:p>
      <text:p text:style-name="Standard"><text:s text:c="2"/>The algorithm header contains template implementations of many common</text:p>
      <text:p text:style-name="Standard"><text:s text:c="2"/>algorithms that you might want to use on items in a container. <text:s/>These</text:p>
      <text:p text:style-name="Standard"><text:s text:c="2"/>implementations work on any container, so long as the container implements</text:p>
      <text:p text:style-name="Standard"><text:s text:c="2"/>the appropriate iterators and the contained objects implement the necessary</text:p>
      <text:p text:style-name="Standard"><text:s text:c="2"/>operations.</text:p>
      <text:p text:style-name="P1">** min, max, minmax (C++11)</text:p>
      <text:p text:style-name="Standard"><text:s text:c="3"/>min() and max() work as you expect, take a pair of iterators marking the</text:p>
      <text:p text:style-name="Standard"><text:s text:c="3"/>range that you want to search.</text:p>
      <text:p text:style-name="Standard"><text:s text:c="3"/>minmax() has a clever algorithm that can find both min and max with 3n/2</text:p>
      <text:p text:style-name="Standard"><text:s text:c="3"/>operations: Compare pairs, then compare smaller to min and larger to max.</text:p>
      <text:p text:style-name="P1">** sort</text:p>
      <text:p text:style-name="Standard"><text:s text:c="3"/>Sorts objects between two iterators according to &lt; or an optional comparitor</text:p>
      <text:p text:style-name="P1">** find</text:p>
      <text:p text:style-name="Standard"><text:s text:c="3"/>Finds an item between two iterators according to ==</text:p>
      <text:p text:style-name="P1">** find_if</text:p>
      <text:p text:style-name="Standard"><text:s text:c="3"/>Finds an item between two iterators according to a predicate. <text:s/>Predicate</text:p>
      <text:p text:style-name="Standard"><text:soft-page-break/><text:s text:c="3"/>can be a function pointer or a function object.</text:p>
      <text:p text:style-name="P1">** for_each</text:p>
      <text:p text:style-name="Standard"><text:s text:c="3"/>Applies a function to every element</text:p>
      <text:p text:style-name="P1">** make_heap</text:p>
      <text:p text:style-name="Standard"><text:s text:c="3"/>heapifies a container</text:p>
      <text:p text:style-name="P1">** push_heap</text:p>
      <text:p text:style-name="Standard"><text:s text:c="3"/>Adds a new item to a heap</text:p>
      <text:p text:style-name="P1">** pop_heap</text:p>
      <text:p text:style-name="Standard"><text:s text:c="3"/>removes the first item from a heap</text:p>
      <text:p text:style-name="Standard"/>
      <text:p text:style-name="Standard"/>
      <text:p text:style-name="Standard">More next time…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Weeks 13 &amp; 14</text:p>
      <text:p text:style-name="Standard"/>
      <text:p text:style-name="P1">* Design Patterns</text:p>
      <text:p text:style-name="P1">** The Singleton Pattern</text:p>
      <text:p text:style-name="Standard"><text:s text:c="3"/>Used to ensure that no more than one instance of a class may exist</text:p>
      <text:p text:style-name="Standard"><text:s text:c="3"/>Requires private constructor, copy constructor and assignment operator</text:p>
      <text:p text:style-name="Standard"><text:s text:c="5"/>Otherwise the compiler will automatically create public default methods</text:p>
      <text:p text:style-name="Standard"><text:s text:c="3"/>Static instance pointer within class definition</text:p>
      <text:p text:style-name="Standard"><text:s text:c="3"/>Static method to get the instance (of create it if it's still NULL)</text:p>
      <text:p text:style-name="Standard"/>
      <text:p text:style-name="P1">** The Observer Pattern</text:p>
      <text:p text:style-name="Standard"><text:s text:c="3"/>Used when you need to notify a number of "observers" of a state state</text:p>
      <text:p text:style-name="Standard"><text:s text:c="3"/>change. <text:s/>Obvious solution involves manually doing each update when the</text:p>
      <text:p text:style-name="Standard"><text:s text:c="3"/>monitored information changes, for example:</text:p>
      <text:p text:style-name="Standard"/>
      <text:p text:style-name="Standard"><text:s text:c="3"/>class speedometer {</text:p>
      <text:p text:style-name="Standard"><text:s text:c="5"/>int speed, oldspeed;</text:p>
      <text:p text:style-name="Standard"><text:s text:c="5"/>update_speed() {</text:p>
      <text:p text:style-name="Standard"><text:s text:c="7"/>if (speed != old_speed) {</text:p>
      <text:p text:style-name="Standard"><text:s text:c="9"/>trip.update_speed(speed);</text:p>
      <text:p text:style-name="Standard"><text:s text:c="9"/>dashboard.update_speed(speed);</text:p>
      <text:p text:style-name="Standard"><text:s text:c="9"/>wheels.update_speed(speed);</text:p>
      <text:p text:style-name="Standard"><text:s text:c="9"/>stats.update_speed(speed);</text:p>
      <text:p text:style-name="Standard"><text:s text:c="9"/>...</text:p>
      <text:p text:style-name="Standard"><text:s text:c="7"/>}</text:p>
      <text:p text:style-name="Standard"><text:s text:c="5"/>}</text:p>
      <text:p text:style-name="Standard"/>
      <text:p text:style-name="Standard"><text:s text:c="2"/>The Observer pattern implements a method to register observers, so it's</text:p>
      <text:p text:style-name="Standard"><text:s text:c="2"/>impossible to forget an observer.</text:p>
      <text:p text:style-name="Standard"/>
      <text:p text:style-name="Standard"><text:s text:c="3"/>class speedometer {</text:p>
      <text:p text:style-name="Standard"><text:s text:c="5"/>int speed, oldspeed;</text:p>
      <text:p text:style-name="Standard"><text:s text:c="5"/>std::list&lt;observer *&gt; observers;</text:p>
      <text:p text:style-name="Standard"><text:s text:c="5"/>update_speed() {</text:p>
      <text:p text:style-name="Standard"><text:s text:c="7"/>if (speed != old_speed) {</text:p>
      <text:p text:style-name="Standard"><text:s text:c="7"/>foreach observer i</text:p>
      <text:p text:style-name="Standard"><text:s text:c="9"/>i-&gt;update(speed);</text:p>
      <text:p text:style-name="Standard"><text:s text:c="5"/>}</text:p>
      <text:p text:style-name="Standard"><text:s text:c="3"/>}</text:p>
      <text:p text:style-name="Standard"/>
      <text:p text:style-name="Standard"><text:s text:c="2"/>register_observer(observer *o)</text:p>
      <text:p text:style-name="Standard"><text:s text:c="2"/>{</text:p>
      <text:p text:style-name="Standard"><text:s text:c="4"/>observers.push_back(o);</text:p>
      <text:p text:style-name="Standard"><text:s text:c="2"/>}</text:p>
      <text:p text:style-name="Standard"/>
      <text:p text:style-name="Standard"/>
      <text:p text:style-name="Standard"><text:s text:c="2"/>unregister_observer(observer *o)</text:p>
      <text:p text:style-name="Standard"><text:s text:c="2"/>{</text:p>
      <text:p text:style-name="Standard"/>
      <text:p text:style-name="Standard"><text:s text:c="4"/>it = find(o in observers);</text:p>
      <text:p text:style-name="Standard"><text:s text:c="4"/>observers.remove(it);</text:p>
      <text:p text:style-name="Standard"><text:s text:c="2"/>}</text:p>
      <text:p text:style-name="Standard"/>
      <text:p text:style-name="Standard"><text:soft-page-break/><text:s/><text:span text:style-name="T2"><text:s/>** Decorator Pattern</text:span></text:p>
      <text:p text:style-name="Standard"><text:s text:c="3"/>Wrap "decorations" around an object to get new functionality without</text:p>
      <text:p text:style-name="Standard"><text:s text:c="3"/>changing the base object. <text:s/>Internally uses a has-a, rathen than an is-a</text:p>
      <text:p text:style-name="Standard"><text:s text:c="3"/>relationship.</text:p>
      <text:p text:style-name="Standard"><text:s text:c="3"/>Deriving many subtypes from a base type can become complex, especially</text:p>
      <text:p text:style-name="Standard"><text:s text:c="3"/>when types begin to multiply inherit. <text:s/>With decorator pattern, a decerator</text:p>
      <text:p text:style-name="Standard"><text:s text:c="3"/>class is derived from the base class, and all decorators are derived from</text:p>
      <text:p text:style-name="Standard"><text:s text:c="3"/>that decorator base.</text:p>
      <text:p text:style-name="Standard"><text:s text:c="3"/>Compare heirarchy of derived classes to decorator.</text:p>
      <text:p text:style-name="Standard"/>
      <text:p text:style-name="Standard"><text:s/><text:span text:style-name="T2"><text:s/>** Add visitor pattern here</text:span></text:p>
      <text:p text:style-name="P1"/>
      <text:p text:style-name="P1">* Networking Basics</text:p>
      <text:p text:style-name="Standard"><text:s text:c="2"/>There are two sides of every network connection: Client and Server</text:p>
      <text:p text:style-name="P1">** Server</text:p>
      <text:p text:style-name="Standard"><text:s text:c="3"/>We'll do the server first so that we have something for our client to</text:p>
      <text:p text:style-name="Standard"><text:s text:c="3"/>connect to.</text:p>
      <text:p text:style-name="Standard"><text:s text:c="3"/>There are four system calls that every network server must make (of</text:p>
      <text:p text:style-name="Standard"><text:s text:c="3"/>course, they'll make others, but *all* of them have these four):</text:p>
      <text:p text:style-name="Standard">*** int socket(int domain, int type, int protocol);</text:p>
      <text:p text:style-name="Standard"><text:s text:c="4"/>Creates a socket. <text:s/>A socket is one end of a virtual connection.</text:p>
      <text:p text:style-name="Standard">*** int bind(int sockfd, const struct sockaddr *addr, socklen_t addrlen);</text:p>
      <text:p text:style-name="Standard"><text:s text:c="4"/>Give the socket a name. <text:s/>This makes the socket addressable.</text:p>
      <text:p text:style-name="Standard">*** int listen(int sockfd, int backlog);</text:p>
      <text:p text:style-name="Standard"><text:s text:c="4"/>Make it possible for somebody to connect to the socket. <text:s/>Creates a queue</text:p>
      <text:p text:style-name="Standard"><text:s text:c="4"/>for handling connections.</text:p>
      <text:p text:style-name="Standard">*** int accept(int sockfd, struct sockaddr *addr, socklen_t *addrlen);</text:p>
      <text:p text:style-name="Standard"><text:s text:c="4"/>Creates another socket, this one corresponding with a single connection.</text:p>
      <text:p text:style-name="P1">** Client</text:p>
      <text:p text:style-name="Standard"><text:s text:c="3"/>The client requires two main system calls:</text:p>
      <text:p text:style-name="Standard">*** socket()</text:p>
      <text:p text:style-name="Standard"><text:s text:c="4"/>Same as above</text:p>
      <text:p text:style-name="Standard">*** int connect(int sockfd, const struct sockaddr *addr, socklen_t addrlen);</text:p>
      <text:p text:style-name="Standard"><text:s text:c="4"/>Connect to a server at the specified address. <text:s/>Server must be</text:p>
      <text:p text:style-name="Standard"><text:s text:c="4"/>listen()ing. <text:s/>Server will accept() your connection, creating a two-sided</text:p>
      <text:p text:style-name="Standard"><text:s text:c="4"/>conversation.</text:p>
      <text:p text:style-name="P1">** Then, to communicate between the two ends of the socket:</text:p>
      <text:p text:style-name="Standard">*** ssize_t read(int fd, void *buf, size_t count);</text:p>
      <text:p text:style-name="Standard"><text:s text:c="4"/>Low-level system call on which all input functions are based in UNIX.</text:p>
      <text:p text:style-name="Standard"><text:s text:c="4"/>scanf() calls this. <text:s/>fread() calls this. <text:s/>cin.operator&gt;&gt;() calls this...</text:p>
      <text:p text:style-name="Standard">*** ssize_t write(int fd, const void *buf, size_t count);</text:p>
      <text:p text:style-name="Standard"><text:s text:c="4"/>Low-level system call on which all output functions are based in UNIX.</text:p>
      <text:p text:style-name="Standard"><text:s text:c="4"/>printf() calls this. <text:s/>fwrite() calls this. <text:s/>cout.operator&lt;&lt;() calls this...</text:p>
      <text:p text:style-name="Standard">*** There are good reasons why we don't actually want to call read() and</text:p>
      <text:p text:style-name="Standard"><text:s text:c="4"/>write() directly. <text:s/>Standard practice is to wrap them with functions that</text:p>
      <text:p text:style-name="Standard"><text:s text:c="4"/>retry on certain types of errors.</text:p>
      <text:p text:style-name="P1">** Very useful call, if we have time:</text:p>
      <text:p text:style-name="Standard">*** int select(int nfds, fd_set *readfds, fd_set *writefds,</text:p>
      <text:p text:style-name="Standard"><text:s text:c="15"/>fd_set *exceptfds, struct timeval *timeout);</text:p>
      <text:p text:style-name="Standard"><text:s text:c="4"/>Select provides a means to multiplex IO among many different sources.</text:p>
      <text:p text:style-name="Standard"><text:s text:c="4"/>readfds, writefds, and exceptfds and sets of file descriptors that are</text:p>
      <text:p text:style-name="Standard"><text:s text:c="4"/>monitored. <text:s/>The user is notified when any file descriptor in any set is</text:p>
      <text:p text:style-name="Standard"><text:s text:c="4"/>ready. <text:s/>Sets are configured with macros FD_CLR(), FD_SET(), and</text:p>
      <text:p text:style-name="Standard"><text:soft-page-break/><text:s text:c="4"/>FD_ZERO(), and tested with FD_ISSET(). <text:s/>ndfs is must be one higher than</text:p>
      <text:p text:style-name="Standard"><text:s text:c="4"/>the highest file descriptor value in all of the sets. <text:s/>NULL timeout means</text:p>
      <text:p text:style-name="Standard"><text:s text:c="4"/>wait indefinately, else select returns when timeout expires. <text:s/>With three</text:p>
      <text:p text:style-name="Standard"><text:s text:c="4"/>NULL fd_sets, select is often used as a very high resolution sleep timer.</text:p>
      <text:p text:style-name="P1">* Bignums</text:p>
      <text:p text:style-name="P1">** GNU Multiple Precision library (GMP)</text:p>
      <text:p text:style-name="Standard">*** Google it for documentation.</text:p>
      <text:p text:style-name="Standard"><text:s text:c="4"/>#include &lt;gmp.h&gt;</text:p>
      <text:p text:style-name="Standard"><text:s text:c="4"/>link with libgmp</text:p>
      <text:p text:style-name="Standard">*** Two demo programs:</text:p>
      <text:p text:style-name="Standard"><text:s text:c="4"/>collatz_mp.c ("solves" the 3n+1 problem)</text:p>
      <text:p text:style-name="Standard"><text:s text:c="4"/>dice.c (calculates probability tables for dice roll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5:23:24.183707738</meta:creation-date>
    <dc:date>2018-12-07T15:36:19.616598552</dc:date>
    <meta:editing-duration>PT2M44S</meta:editing-duration>
    <meta:editing-cycles>1</meta:editing-cycles>
    <meta:document-statistic meta:table-count="0" meta:image-count="0" meta:object-count="0" meta:page-count="9" meta:paragraph-count="339" meta:word-count="2172" meta:character-count="14248" meta:non-whitespace-character-count="11429"/>
    <meta:generator>LibreOffice/6.0.3.2$Linux_X86_64 LibreOffice_project/00m0$Build-2</meta:generator>
  </office:meta>
</office:document-meta>
</file>